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b3ce" officeooo:paragraph-rsid="0017785c"/>
    </style:style>
    <style:style style:name="P2" style:family="paragraph" style:parent-style-name="Standard">
      <style:text-properties officeooo:rsid="001e2cbc" officeooo:paragraph-rsid="0017785c"/>
    </style:style>
    <style:style style:name="P3" style:family="paragraph" style:parent-style-name="Standard">
      <style:text-properties officeooo:rsid="001dd3a5" officeooo:paragraph-rsid="0017785c"/>
    </style:style>
    <style:style style:name="P4" style:family="paragraph" style:parent-style-name="Standard">
      <style:text-properties officeooo:rsid="001d800f" officeooo:paragraph-rsid="0017785c"/>
    </style:style>
    <style:style style:name="P5" style:family="paragraph" style:parent-style-name="Standard">
      <style:text-properties officeooo:rsid="000e7fad" officeooo:paragraph-rsid="0017785c"/>
    </style:style>
    <style:style style:name="P6" style:family="paragraph" style:parent-style-name="Standard">
      <style:text-properties officeooo:rsid="001ff5d0" officeooo:paragraph-rsid="0017785c"/>
    </style:style>
    <style:style style:name="P7" style:family="paragraph" style:parent-style-name="Standard">
      <style:text-properties officeooo:rsid="0021b5cd" officeooo:paragraph-rsid="0017785c"/>
    </style:style>
    <style:style style:name="P8" style:family="paragraph" style:parent-style-name="Standard">
      <style:text-properties officeooo:rsid="0022fdd8" officeooo:paragraph-rsid="0017785c"/>
    </style:style>
    <style:style style:name="P9" style:family="paragraph">
      <loext:graphic-properties draw:fill-color="#00cc00" draw:opacity="50%"/>
      <style:paragraph-properties fo:text-align="center"/>
    </style:style>
    <style:style style:name="P10" style:family="paragraph">
      <style:paragraph-properties fo:text-align="center"/>
    </style:style>
    <style:style style:name="T1" style:family="text">
      <style:text-properties officeooo:rsid="001d800f"/>
    </style:style>
    <style:style style:name="T2" style:family="text">
      <style:text-properties officeooo:rsid="002c7c77"/>
    </style:style>
    <style:style style:name="T3" style:family="text">
      <style:text-properties officeooo:rsid="001e2cbc"/>
    </style:style>
    <style:style style:name="T4" style:family="text">
      <style:text-properties officeooo:rsid="001dd3a5"/>
    </style:style>
    <style:style style:name="T5" style:family="text">
      <style:text-properties officeooo:rsid="000e7fad"/>
    </style:style>
    <style:style style:name="T6" style:family="text">
      <style:text-properties officeooo:rsid="002db4e2"/>
    </style:style>
    <style:style style:name="T7" style:family="text">
      <style:text-properties officeooo:rsid="002207f9"/>
    </style:style>
    <style:style style:name="T8" style:family="text">
      <style:text-properties officeooo:rsid="0026bc2e"/>
    </style:style>
    <style:style style:name="T9" style:family="text">
      <style:text-properties officeooo:rsid="002c21e5"/>
    </style:style>
    <style:style style:name="T10" style:family="text">
      <style:text-properties officeooo:rsid="002dfc1b"/>
    </style:style>
    <style:style style:name="T11" style:family="text">
      <style:text-properties officeooo:rsid="002a5adb"/>
    </style:style>
    <style:style style:name="T12" style:family="text">
      <style:text-properties officeooo:rsid="002a1c10"/>
    </style:style>
    <style:style style:name="T13" style:family="text">
      <style:text-properties officeooo:rsid="0017785c"/>
    </style:style>
    <style:style style:name="T14" style:family="text">
      <style:text-properties officeooo:rsid="00183a36"/>
    </style:style>
    <style:style style:name="gr1" style:family="graphic">
      <style:graphic-properties draw:stroke="solid"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18mm" svg:stroke-color="#000000" svg:stroke-opacity="100%" draw:stroke-linejoin="round" svg:stroke-linecap="butt" draw:textarea-horizontal-align="center" draw:textarea-vertical-align="middle" fo:padding-top="0.09mm" fo:padding-bottom="0.09mm" fo:padding-left="0.09mm" fo:padding-right="0.09m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0" draw:z-index="0" draw:name="turtle" draw:style-name="gr1" draw:text-style-name="P9" drawooo:display="printer" svg:width="0mm" svg:height="0mm" svg:x="104.9mm" svg:y="148.4mm" svg:viewBox="0 0 0 0" draw:points="0,0">
        <text:p/>
      </draw:polygon>
      <draw:polygon text:anchor-type="page" text:anchor-page-number="0" draw:z-index="1" draw:name="actual" draw:style-name="gr2" draw:text-style-name="P10" svg:width="96.37mm" svg:height="101.1mm" draw:transform="rotate (1.5707963267949) translate (87.2772222222222mm 178.964166666667mm)" svg:viewBox="0 0 9638 10111" draw:points="3055,1764 6583,1764 6583,5292 3055,5292 3055,1764 6583,1764 9638,3528 6583,5292 4819,8347 1764,6583 3528,3528 6583,5292 4819,8347 1764,10111 1764,6583 0,3528 3055,1764 4819,4819 1764,6583 0,3528 0,0 3055,1764 6583,1764 6583,5292 3055,5292 3055,1764 6583,1764 9638,3528 6583,5292 4819,8347 1764,6583 3528,3528 6583,5292 4819,8347 1764,10111 1764,6583 0,3528 3055,1764 4819,4819 1764,6583 0,3528 0,0">
        <text:p/>
      </draw:polygon>
      <text:p text:style-name="P1">TO MOD A B</text:p>
      <text:p text:style-name="P1"><text:s text:c="3"/>OUTPUT A – INT(A/B) * <text:span text:style-name="T1">B</text:span></text:p>
      <text:p text:style-name="P1">END</text:p>
      <text:p text:style-name="P1"/>
      <text:p text:style-name="P1"/>
      <text:p text:style-name="P2">TO NVOLTE T</text:p>
      <text:p text:style-name="P2"><text:s text:c="3"/><text:span text:style-name="T2">T = ABS(T)</text:span></text:p>
      <text:p text:style-name="P3"><text:s text:c="3"/>;R = MOD <text:span text:style-name="T3">T,60</text:span></text:p>
      <text:p text:style-name="P3"><text:s text:c="3"/><text:span text:style-name="T13">R = T % 60</text:span></text:p>
      <text:p text:style-name="P4"><text:s text:c="3"/>IF <text:span text:style-name="T4">R</text:span> = 0 [ IF T /60 = 1 [ N = 3 ] <text:span text:style-name="T4">[ </text:span>N = <text:span text:style-name="T4">6 </text:span>] ] [ N = <text:span text:style-name="T3">360/R</text:span> ]</text:p>
      <text:p text:style-name="P4"><text:s text:c="3"/><text:span text:style-name="T3">OUTPUT</text:span> N</text:p>
      <text:p text:style-name="P2"/>
      <text:p text:style-name="P2">END</text:p>
      <text:p text:style-name="P2"/>
      <text:p text:style-name="P5">TO CASA</text:p>
      <text:p text:style-name="P6"><text:s text:c="3"/>FORWARD 100 </text:p>
      <text:p text:style-name="P6"><text:s text:c="3"/>RIGHT 90 </text:p>
      <text:p text:style-name="P6"><text:s text:c="3"/>FORWARD 100 </text:p>
      <text:p text:style-name="P6"><text:s text:c="3"/>RIGHT 90 </text:p>
      <text:p text:style-name="P6"><text:s text:c="3"/>FORWARD 100 </text:p>
      <text:p text:style-name="P6"><text:s text:c="3"/>RIGHT 90 </text:p>
      <text:p text:style-name="P6"><text:s text:c="3"/>FORWARD 100 </text:p>
      <text:p text:style-name="P6"><text:s text:c="3"/>RIGHT 90 </text:p>
      <text:p text:style-name="P6"><text:s text:c="3"/>FORWARD 100 </text:p>
      <text:p text:style-name="P6"><text:s text:c="3"/>RIGHT 30 </text:p>
      <text:p text:style-name="P6"><text:s text:c="3"/>FORWARD 100 </text:p>
      <text:p text:style-name="P6"><text:s text:c="3"/>RIGHT 120 </text:p>
      <text:p text:style-name="P6"><text:s text:c="3"/>FORWARD 100</text:p>
      <text:p text:style-name="P6"><text:s/><text:span text:style-name="T5">END</text:span></text:p>
      <text:p text:style-name="P2"/>
      <text:p text:style-name="P6">TO FIGURA NV TETA</text:p>
      <text:p text:style-name="P6"><text:s text:c="3"/>REPEAT NV [ </text:p>
      <text:p text:style-name="P6"><text:s text:c="3"/><text:span text:style-name="T6">CASA</text:span></text:p>
      <text:p text:style-name="P6"><text:s text:c="3"/>RIGHT TETA+30</text:p>
      <text:p text:style-name="P6"><text:s text:c="3"/>]</text:p>
      <text:p text:style-name="P6">END</text:p>
      <text:p text:style-name="P6"/>
      <text:p text:style-name="P7">TO FIG <text:span text:style-name="T7">TETA</text:span></text:p>
      <text:p text:style-name="P7"><text:s text:c="3"/><text:span text:style-name="T8">CLEARSCREEN</text:span></text:p>
      <text:p text:style-name="P6"><text:s text:c="3"/>NV = NVOLTE TETA</text:p>
      <text:p text:style-name="P6"><text:s text:c="3"/><text:span text:style-name="T9">PRINT NV</text:span></text:p>
      <text:p text:style-name="P6"><text:s text:c="3"/>FIGURA NV TETA</text:p>
      <text:p text:style-name="P7">END</text:p>
      <text:p text:style-name="P7"/>
      <text:p text:style-name="P6">CLEARSCREEN</text:p>
      <text:p text:style-name="P6">HOME</text:p>
      <text:p text:style-name="P6">HIDETURTLE</text:p>
      <text:p text:style-name="P6"/>
      <text:p text:style-name="P7">FIG <text:span text:style-name="T14">300</text:span></text:p>
      <text:p text:style-name="P2"/>
      <text:p text:style-name="P8">; PICTURE “/home/arf/tmp/<text:span text:style-name="T11">f10</text:span>.svg” [ <text:span text:style-name="T12">FIG 100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_20_4" draw:display-name="Dashed (var) 4" draw:style="rect" draw:dots1="1" draw:distance="0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35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09:11:12.648605806</meta:creation-date>
    <dc:date>2017-08-18T17:55:20.490013097</dc:date>
    <meta:editing-duration>PT8H32M4S</meta:editing-duration>
    <meta:editing-cycles>2</meta:editing-cycles>
    <meta:generator>LibreOffice/5.1.6.2$Linux_X86_64 LibreOffice_project/10m0$Build-2</meta:generator>
    <meta:document-statistic meta:table-count="0" meta:image-count="0" meta:object-count="0" meta:page-count="1" meta:paragraph-count="42" meta:word-count="121" meta:character-count="570" meta:non-whitespace-character-count="395"/>
  </office:meta>
</office:document-meta>
</file>